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2">
      <style:paragraph-properties fo:margin-top="0cm" fo:margin-bottom="0cm" style:contextual-spacing="false"/>
    </style:style>
    <style:style style:name="P22" style:family="paragraph" style:parent-style-name="Text_20_body" style:list-style-name="L3">
      <style:text-properties officeooo:rsid="001d6c16" officeooo:paragraph-rsid="001d6c16"/>
    </style:style>
    <style:style style:name="P23" style:family="paragraph" style:parent-style-name="Text_20_body" style:list-style-name="L18">
      <style:paragraph-properties fo:line-height="100%" fo:text-align="center" style:justify-single-word="false"/>
      <style:text-properties officeooo:rsid="001d6c16" officeooo:paragraph-rsid="001d6c16"/>
    </style:style>
    <style:style style:name="P24" style:family="paragraph" style:parent-style-name="Text_20_body" style:list-style-name="L18">
      <style:paragraph-properties fo:line-height="100%" fo:text-align="center" style:justify-single-word="false"/>
      <style:text-properties style:font-name="Calibri" fo:font-size="11pt" officeooo:rsid="0010687a" officeooo:paragraph-rsid="001d6c16" style:font-size-asian="11pt" style:font-size-complex="11pt"/>
    </style:style>
    <style:style style:name="P25" style:family="paragraph" style:parent-style-name="Text_20_body">
      <style:paragraph-properties fo:line-height="100%"/>
      <style:text-properties style:font-name="Calibri" fo:font-size="11pt" officeooo:rsid="0010687a" officeooo:paragraph-rsid="001d6c16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d6c16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10pt" officeooo:rsid="0010687a" style:font-size-asian="10pt" style:font-size-complex="10pt"/>
    </style:style>
    <style:style style:name="T5" style:family="text">
      <style:text-properties style:font-name="Calibri" fo:font-size="10pt" fo:font-weight="bold" officeooo:rsid="0010687a" style:font-size-asian="10pt" style:font-weight-asian="bold" style:font-size-complex="10pt" style:font-weight-complex="bold"/>
    </style:style>
    <style:style style:name="T6" style:family="text">
      <style:text-properties style:font-name="Calibri" officeooo:rsid="0010687a"/>
    </style:style>
    <style:style style:name="T7" style:family="text">
      <style:text-properties style:font-name="Calibri" fo:font-weight="bold" officeooo:rsid="0010687a" style:font-weight-asian="bold" style:font-weight-complex="bold"/>
    </style:style>
    <style:style style:name="T8" style:family="text">
      <style:text-properties style:font-name="Calibri" fo:font-size="8pt" officeooo:rsid="0010687a" style:font-size-asian="8pt" style:font-size-complex="8pt"/>
    </style:style>
    <style:style style:name="T9" style:family="text">
      <style:text-properties style:font-name="Calibri" fo:font-size="8pt" fo:font-weight="bold" officeooo:rsid="0010687a" style:font-size-asian="8pt" style:font-weight-asian="bold" style:font-size-complex="8pt" style:font-weight-complex="bold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Document Word : Mon Empreinte Carbone</text:span></text:p>
      <text:p text:style-name="Horizontal_20_Line"/>
      <text:h text:style-name="Heading_20_3" text:outline-level="3">1. <text:span text:style-name="Strong_20_Emphasis">Titre et Introduction</text:span></text:h>
      <text:list text:style-name="L1">
        <text:list-item>
          <text:p text:style-name="P2"><text:span text:style-name="Strong_20_Emphasis">Page Titre</text:span> : "Mon Empreinte Carbone"</text:p>
        </text:list-item>
        <text:list-item>
          <text:p text:style-name="P2"><text:span text:style-name="Strong_20_Emphasis">Sous-titre</text:span> : "Sélectionnez les catégories à calculer"</text:p>
        </text:list-item>
        <text:list-item>
          <text:p text:style-name="P1"><text:span text:style-name="Strong_20_Emphasis">Fonctionnalité</text:span> : Fournit un résumé des éléments à saisir pour calculer l'empreinte carbone.</text:p>
        </text:list-item>
      </text:list>
      <text:h text:style-name="Heading_20_3" text:outline-level="3">2. <text:span text:style-name="Strong_20_Emphasis">Checkboxes de Catégories</text:span></text:h>
      <text:list text:style-name="L2">
        <text:list-item>
          <text:p text:style-name="P4"><text:span text:style-name="Strong_20_Emphasis">Transport, Repas, Électroménager, Objets Numériques, Fruits, Légumes</text:span> :</text:p>
          <text:list>
            <text:list-item>
              <text:p text:style-name="P3">Chaque case à cocher permet de sélectionner la catégorie pour laquelle l'utilisateur souhaite calculer l'empreinte carbone.</text:p>
            </text:list-item>
          </text:list>
        </text:list-item>
      </text:list>
      <text:h text:style-name="Heading_20_3" text:outline-level="3">3. <text:span text:style-name="Strong_20_Emphasis">Sections de Formulaires</text:span></text:h>
      <text:list text:style-name="L3">
        <text:list-item>
          <text:p text:style-name="P5">Chaque section est un formulaire interactif qui affiche les champs à remplir pour chaque catégorie sélectionnée.</text:p>
        </text:list-item>
        <text:list-item>
          <text:p text:style-name="P22">Et chaque section a été faite par un membre de notre groupe </text:p>
        </text:list-item>
      </text:list>
      <text:list text:style-name="L18">
        <text:list-item>
          <text:p text:style-name="P23"><text:span text:style-name="T8">INTWARI BENI GLAD STONE <text:s/></text:span><text:span text:style-name="T9">Chef de projet - T</text:span><text:span text:style-name="Strong_20_Emphasis"><text:span text:style-name="T8">ransport</text:span></text:span></text:p>
        </text:list-item>
        <text:list-item>
          <text:p text:style-name="P24"><text:span text:style-name="T10">IRAKOZE BENI sécretaire – </text:span><text:span text:style-name="Strong_20_Emphasis"><text:span text:style-name="T10">Sécretaire - Repas</text:span></text:span></text:p>
        </text:list-item>
        <text:list-item>
          <text:p text:style-name="P24"><text:span text:style-name="T10">NDABIGEZE ENACK PHILIPPE - </text:span><text:span text:style-name="Strong_20_Emphasis"><text:span text:style-name="T10">Électroménagers</text:span></text:span></text:p>
        </text:list-item>
        <text:list-item>
          <text:p text:style-name="P24"><text:span text:style-name="T10">MUTONI KESSY OLEGUE - </text:span><text:span text:style-name="Strong_20_Emphasis"><text:span text:style-name="T10">Objets Numériques</text:span></text:span></text:p>
        </text:list-item>
        <text:list-item>
          <text:p text:style-name="P24"><text:span text:style-name="T10">DUSHIME NORIA AMARYLLIS - </text:span><text:span text:style-name="Strong_20_Emphasis"><text:span text:style-name="T10">Fruits</text:span></text:span></text:p>
        </text:list-item>
        <text:list-item>
          <text:p text:style-name="P24"><text:span text:style-name="T10">GIRINGANJI AUDRY BONTE – </text:span><text:span text:style-name="Strong_20_Emphasis"><text:span text:style-name="T10">Légumes</text:span></text:span></text:p>
        </text:list-item>
      </text:list>
      <text:p text:style-name="P25"><text:span text:style-name="Strong_20_Emphasis"><text:span text:style-name="T10"/></text:span></text:p>
      <text:p text:style-name="Text_20_body"><text:span text:style-name="Strong_20_Emphasis">Transport</text:span></text:p>
      <text:list text:style-name="L4">
        <text:list-item>
          <text:p text:style-name="P7">Sélection du mode de transport : métro, bus, vélo ou marche à pied.</text:p>
        </text:list-item>
        <text:list-item>
          <text:p text:style-name="P7">Saisie du nombre de trajets par semaine.</text:p>
        </text:list-item>
        <text:list-item>
          <text:p text:style-name="P6">Saisie de la distance parcourue par trajet.</text:p>
        </text:list-item>
      </text:list>
      <text:p text:style-name="Text_20_body"><text:span text:style-name="Strong_20_Emphasis">Repas</text:span></text:p>
      <text:list text:style-name="L5">
        <text:list-item>
          <text:p text:style-name="P9">Sélection du type de repas (poisson gras, poisson blanc, poulet, végétarien).</text:p>
        </text:list-item>
        <text:list-item>
          <text:p text:style-name="P8">Saisie du nombre de repas consommés par semaine.</text:p>
        </text:list-item>
      </text:list>
      <text:p text:style-name="Text_20_body"><text:span text:style-name="Strong_20_Emphasis">Électroménagers</text:span></text:p>
      <text:list text:style-name="L6">
        <text:list-item>
          <text:p text:style-name="P11">Sélection du type d'appareil électroménager utilisé (bouilloire, aspirateur, etc.).</text:p>
        </text:list-item>
        <text:list-item>
          <text:p text:style-name="P10">Saisie du nombre d'utilisations par semaine.</text:p>
        </text:list-item>
      </text:list>
      <text:p text:style-name="Text_20_body"><text:span text:style-name="Strong_20_Emphasis">Objets Numériques</text:span></text:p>
      <text:list text:style-name="L7">
        <text:list-item>
          <text:p text:style-name="P13"><text:soft-page-break/>Sélection du type d'objet numérique (enceinte Bluetooth, montre connectée, etc.).</text:p>
        </text:list-item>
        <text:list-item>
          <text:p text:style-name="P12">Saisie du nombre d'heures d'utilisation par semaine.</text:p>
        </text:list-item>
      </text:list>
      <text:p text:style-name="Text_20_body"><text:span text:style-name="Strong_20_Emphasis">Fruits</text:span></text:p>
      <text:list text:style-name="L8">
        <text:list-item>
          <text:p text:style-name="P15">Sélection du type de fruit (ananas, banane, etc.).</text:p>
        </text:list-item>
        <text:list-item>
          <text:p text:style-name="P14">Saisie de la quantité consommée par semaine (en kg).</text:p>
        </text:list-item>
      </text:list>
      <text:p text:style-name="Text_20_body"><text:span text:style-name="Strong_20_Emphasis">Légumes</text:span></text:p>
      <text:list text:style-name="L9">
        <text:list-item>
          <text:p text:style-name="P17">Sélection du type de légume (asperge, avocat, etc.).</text:p>
        </text:list-item>
        <text:list-item>
          <text:p text:style-name="P16">Saisie de la quantité consommée par semaine (en kg).</text:p>
        </text:list-item>
      </text:list>
      <text:h text:style-name="Heading_20_3" text:outline-level="3">4. <text:span text:style-name="Strong_20_Emphasis">Bouton de Calcul</text:span></text:h>
      <text:list text:style-name="L10">
        <text:list-item>
          <text:p text:style-name="P18"><text:span text:style-name="Strong_20_Emphasis">Fonctionnalité</text:span> : Le bouton "Calculer" déclenche le script JavaScript qui effectue les calculs d'empreinte carbone pour chaque catégorie sélectionnée.</text:p>
        </text:list-item>
      </text:list>
      <text:h text:style-name="Heading_20_3" text:outline-level="3">5. <text:span text:style-name="Strong_20_Emphasis">Section de Résultats</text:span></text:h>
      <text:list text:style-name="L11">
        <text:list-item>
          <text:p text:style-name="P19"><text:span text:style-name="Strong_20_Emphasis">Fonctionnalité</text:span> : Affiche les résultats pour chaque catégorie sélectionnée, en indiquant l'empreinte carbone calculée en kg CO2.</text:p>
        </text:list-item>
      </text:list>
      <text:h text:style-name="Heading_20_3" text:outline-level="3">6. <text:span text:style-name="Strong_20_Emphasis">Styles et Scripts</text:span></text:h>
      <text:list text:style-name="L12">
        <text:list-item>
          <text:p text:style-name="P21"><text:span text:style-name="Strong_20_Emphasis">Feuille de style</text:span> (Carbon.css) : Gère la mise en page et le style des éléments de la page.</text:p>
        </text:list-item>
        <text:list-item>
          <text:p text:style-name="P20"><text:span text:style-name="Strong_20_Emphasis">Script JavaScript</text:span> (CarboneScript.js) : Contient la logique pour calculer et afficher les résultats de l'empreinte carbone.</text:p>
        </text:list-item>
      </text:list>
      <text:p text:style-name="Horizontal_20_Line"/>
      <text:p text:style-name="Text_20_body">L'application web offre ainsi une interface conviviale pour calculer et comprendre l'empreinte carbone liée à différents aspects de la vie quotidien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15:05:32.485000000</meta:creation-date>
    <dc:date>2024-05-10T15:26:47.624000000</dc:date>
    <meta:editing-duration>PT21M15S</meta:editing-duration>
    <meta:editing-cycles>1</meta:editing-cycles>
    <meta:document-statistic meta:table-count="0" meta:image-count="0" meta:object-count="0" meta:page-count="2" meta:paragraph-count="44" meta:word-count="383" meta:character-count="2435" meta:non-whitespace-character-count="2122"/>
    <meta:generator>LibreOffice/7.6.2.1$Windows_X86_64 LibreOffice_project/56f7684011345957bbf33a7ee678afaf4d2ba333</meta:generator>
  </office:meta>
</office:document-meta>
</file>